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9.349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3.26cm"/>
    </style:style>
    <style:style style:name="Tableau1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8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loext:graphic-properties draw:fill="solid" draw:fill-color="#ffff99" draw:opacity="100%"/>
      <style:paragraph-properties fo:background-color="#ffff99"/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1" style:family="paragraph" style:parent-style-name="Table_20_Contents">
      <loext:graphic-properties draw:fill="solid" draw:fill-color="#ffff99" draw:opacity="100%"/>
      <style:paragraph-properties fo:background-color="#ffff99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Comic Sans MS" fo:font-size="10pt" fo:font-weight="normal" fo:background-color="transparent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1" style:family="paragraph" style:parent-style-name="Table_20_Contents">
      <loext:graphic-properties draw:fill="solid" draw:fill-color="#ffff99" draw:opacity="100%"/>
      <style:paragraph-properties fo:margin-top="0cm" fo:margin-bottom="0cm" loext:contextual-spacing="false" fo:background-color="#ffff99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fo:background-color="#ffff99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officeooo:paragraph-rsid="00051edd" fo:background-color="transparent" style:font-size-asian="11pt" style:font-weight-asian="bold" style:font-size-complex="11pt" style:font-weight-complex="bold"/>
    </style:style>
    <style:style style:name="P25" style:family="paragraph" style:parent-style-name="Table_20_Contents">
      <loext:graphic-properties draw:fill="solid" draw:fill-color="#ffff99" draw:opacity="100%"/>
      <style:paragraph-properties fo:margin-top="0cm" fo:margin-bottom="0cm" loext:contextual-spacing="false" fo:background-color="#ffff99"/>
      <style:text-properties style:use-window-font-color="true" style:font-name="Comic Sans MS" fo:font-size="11pt" fo:font-weight="normal" officeooo:paragraph-rsid="00051edd" fo:background-color="transparent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officeooo:rsid="00051edd" officeooo:paragraph-rsid="00051edd" fo:background-color="transparent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use-window-font-color="true" style:font-name="Comic Sans MS" fo:font-size="11pt" fo:font-weight="bold" officeooo:rsid="0003fbbf" officeooo:paragraph-rsid="0003fbbf" fo:background-color="transparent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bold" officeooo:rsid="0003fbbf" officeooo:paragraph-rsid="0003fbbf" fo:background-color="transparent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style:use-window-font-color="true" style:font-name="Comic Sans MS" fo:font-size="11pt" fo:font-weight="normal" officeooo:rsid="0003fbbf" officeooo:paragraph-rsid="0003fbbf" fo:background-color="transparent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officeooo:rsid="0003fbbf" officeooo:paragraph-rsid="0003fbbf" fo:background-color="transparent" style:font-size-asian="11pt" style:font-weight-asian="normal" style:font-size-complex="11pt" style:font-weight-complex="normal"/>
    </style:style>
    <style:style style:name="P32" style:family="paragraph" style:parent-style-name="Standard">
      <style:text-properties fo:font-weight="bold" officeooo:rsid="00051edd" officeooo:paragraph-rsid="00051ed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T4" style:family="text">
      <style:text-properties officeooo:rsid="0003fbbf"/>
    </style:style>
    <style:style style:name="T5" style:family="text">
      <style:text-properties officeooo:rsid="00051e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2">Mardi <text:span text:style-name="T5">15 janvier</text:span>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7">horaires</text:p>
          </table:table-cell>
          <table:table-cell table:style-name="Tableau1.B2" office:value-type="string">
            <text:p text:style-name="P4">CP</text:p>
          </table:table-cell>
          <table:table-cell table:style-name="Tableau1.C2" office:value-type="string">
            <text:p text:style-name="P4">CE1</text:p>
          </table:table-cell>
        </table:table-row>
        <table:table-row>
          <table:table-cell table:style-name="Tableau1.A2" table:number-rows-spanned="2" office:value-type="string">
            <text:p text:style-name="P2">8h30</text:p>
            <text:p text:style-name="P2"/>
            <text:p text:style-name="P2"/>
            <text:p text:style-name="P2"/>
            <text:p text:style-name="P2">8h45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9h15</text:p>
            <text:p text:style-name="P2"/>
            <text:p text:style-name="P2"/>
            <text:p text:style-name="P2">9h45</text:p>
          </table:table-cell>
          <table:table-cell table:style-name="Tableau1.B3" table:number-columns-spanned="2" office:value-type="string">
            <text:p text:style-name="P8">Rituel : - le jour d'aujourd'hui : la roue des jours + écriture de la date au tableau (les CE1 dictent le jour en allongeant les sons pour faire travailler la phonologie des CP). PE écrit le jour au fur et à mesure, les CP nomment les lettres (évaluation diganostique) </text:p>
            <text:p text:style-name="P8">agenda coop : </text:p>
          </table:table-cell>
          <table:covered-table-cell/>
        </table:table-row>
        <table:table-row>
          <table:covered-table-cell/>
          <table:table-cell table:style-name="Tableau1.A2" office:value-type="string">
            <text:p text:style-name="P27">Ecriture</text:p>
            <text:p text:style-name="P30">→ écriture sur le cahier → critères de réussite à remplir</text:p>
            <text:p text:style-name="P12">Lecture</text:p>
            <text:p text:style-name="P12">→ <text:span text:style-name="T1">lire dans sa tête le texte : entourer les mots et les sons qu'on connaît. </text:span></text:p>
            <text:p text:style-name="P9">→ lecture sur le TBI des phrases du texte.</text:p>
            <text:p text:style-name="P9">→ questions sur la compréhension du texte : mimer le texte.</text:p>
            <text:p text:style-name="P9">→ exercices du fichier</text:p>
          </table:table-cell>
          <table:table-cell table:style-name="Tableau1.C4" office:value-type="string">
            <text:p text:style-name="P23">EDL</text:p>
            <text:p text:style-name="P26">Identifier le verbe dans une phrase cf Retz</text:p>
            <text:p text:style-name="P24">Lecture explicite</text:p>
            <text:p text:style-name="P25">Lectorino-Lectorinette </text:p>
            <text:p text:style-name="P24"/>
            <text:p text:style-name="P17">Dictée</text:p>
            <text:p text:style-name="P19">Écoute de la dictée au casque</text:p>
            <text:p text:style-name="P20">Ecrire la dictée sur son cahier</text:p>
            <text:p text:style-name="P20">Autocorrection en vert sur la table de correction (prévoir fiche de correction et stylo vert pour pas de triche possible)</text:p>
          </table:table-cell>
        </table:table-row>
        <table:table-row>
          <table:table-cell table:style-name="Tableau1.A2" office:value-type="string">
            <text:p text:style-name="P2">10h00</text:p>
          </table:table-cell>
          <table:table-cell table:style-name="Tableau1.C2" table:number-columns-spanned="2" office:value-type="string">
            <text:p text:style-name="P5">Récréation</text:p>
          </table:table-cell>
          <table:covered-table-cell/>
        </table:table-row>
        <table:table-row table:style-name="Tableau1.6">
          <table:table-cell table:style-name="Tableau1.A2" table:number-rows-spanned="2" office:value-type="string">
            <text:p text:style-name="P2">10h15</text:p>
            <text:p text:style-name="P2"/>
            <text:p text:style-name="P2"/>
            <text:p text:style-name="P2"/>
            <text:p text:style-name="P2"/>
            <text:p text:style-name="P2"/>
            <text:p text:style-name="P2">10h30</text:p>
          </table:table-cell>
          <table:table-cell table:style-name="Tableau1.B6" office:value-type="string">
            <text:p text:style-name="P11">→ apprendre les mots-outils TAOKI, s'entrainer sur les petits accordéons en papier + les écrire dans son carnet de mots-outils</text:p>
          </table:table-cell>
          <table:table-cell table:style-name="Tableau1.C6" office:value-type="string">
            <text:p text:style-name="P20">Suite atelier</text:p>
          </table:table-cell>
        </table:table-row>
        <table:table-row>
          <table:covered-table-cell/>
          <table:table-cell table:style-name="Tableau1.B6" office:value-type="string">
            <text:p text:style-name="P1">Calcul mental : <text:span text:style-name="T3">cf classeur rouge</text:span></text:p>
          </table:table-cell>
          <table:table-cell table:style-name="Tableau1.C6" office:value-type="string">
            <text:p text:style-name="P18">Calcul mental : <text:span text:style-name="T1">cf classeur rouge</text:span></text:p>
            <text:p text:style-name="P22"><text:s/></text:p>
          </table:table-cell>
        </table:table-row>
        <table:table-row>
          <table:table-cell table:style-name="Tableau1.A2" office:value-type="string">
            <text:p text:style-name="P2">10h45</text:p>
          </table:table-cell>
          <table:table-cell table:style-name="Tableau1.C6" table:number-columns-spanned="2" office:value-type="string">
            <text:p text:style-name="P1">Maths </text:p>
            <text:p text:style-name="P32">les nombres jusqu’à 19 <text:s text:c="49"/>Les nombres jusqu’à 199</text:p>
          </table:table-cell>
          <table:covered-table-cell/>
        </table:table-row>
        <table:table-row>
          <table:table-cell table:style-name="Tableau1.A2" office:value-type="string">
            <text:p text:style-name="P2">11h30</text:p>
          </table:table-cell>
          <table:table-cell table:style-name="Tableau1.B9" table:number-columns-spanned="2" office:value-type="string">
            <text:p text:style-name="P6">Pause méridienne</text:p>
          </table:table-cell>
          <table:covered-table-cell/>
        </table:table-row>
        <table:table-row>
          <table:table-cell table:style-name="Tableau1.A2" office:value-type="string">
            <text:p text:style-name="P2">13h00</text:p>
          </table:table-cell>
          <table:table-cell table:style-name="Tableau1.C6" table:number-columns-spanned="2" office:value-type="string">
            <text:p text:style-name="P15"><text:span text:style-name="T2">ANGLAIS</text:span> : <text:span text:style-name="T4">Météo séance 2 </text:span></text:p>
          </table:table-cell>
          <table:covered-table-cell/>
        </table:table-row>
        <table:table-row>
          <table:table-cell table:style-name="Tableau1.A2" office:value-type="string">
            <text:p text:style-name="P2">13h45</text:p>
            <text:p text:style-name="P2"/>
          </table:table-cell>
          <table:table-cell table:style-name="Tableau1.C6" table:number-columns-spanned="2" office:value-type="string">
            <text:p text:style-name="P13">LITTERATURE</text:p>
            <text:p text:style-name="P31">réseau les fées : séance 1 </text:p>
          </table:table-cell>
          <table:covered-table-cell/>
        </table:table-row>
        <table:table-row>
          <table:table-cell table:style-name="Tableau1.A12" office:value-type="string">
            <text:p text:style-name="P2">14h30</text:p>
          </table:table-cell>
          <table:table-cell table:style-name="Tableau1.B9" table:number-columns-spanned="2" office:value-type="string">
            <text:p text:style-name="P16">Récréation</text:p>
          </table:table-cell>
          <table:covered-table-cell/>
        </table:table-row>
        <table:table-row>
          <table:table-cell table:style-name="Tableau1.A2" office:value-type="string">
            <text:p text:style-name="P2"/>
          </table:table-cell>
          <table:table-cell table:style-name="Tableau1.C6" table:number-columns-spanned="2" office:value-type="string">
            <text:p text:style-name="P13">ARTS VISUELS / EMC</text:p>
            <text:p text:style-name="P28"><text:span text:style-name="T1">projet « tout le contraire de tout » ↘ à partir d’imagiers des contraires</text:span></text:p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64cm" fo:margin-bottom="0.132cm" fo:margin-left="0.464cm" fo:margin-right="0.46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a Agnellini</meta:initial-creator>
    <meta:creation-date>2018-10-29T15:11:27.54</meta:creation-date>
    <dc:date>2019-01-11T16:34:42.054000000</dc:date>
    <meta:editing-duration>P2DT11H50M17S</meta:editing-duration>
    <meta:editing-cycles>7</meta:editing-cycles>
    <meta:generator>LibreOffice/5.3.7.2$Windows_X86_64 LibreOffice_project/6b8ed514a9f8b44d37a1b96673cbbdd077e24059</meta:generator>
    <meta:document-statistic meta:table-count="1" meta:image-count="0" meta:object-count="0" meta:page-count="1" meta:paragraph-count="48" meta:word-count="246" meta:character-count="1409" meta:non-whitespace-character-count="1153"/>
  </office:meta>
</office:document-meta>
</file>